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uille de texte</text:p>
      <text:p text:style-name="Standard"/>
      <text:p text:style-name="Standard">Event</text:p>
      <text:p text:style-name="Standard"><text:tab/>-date</text:p>
      <text:p text:style-name="Standard"><text:tab/>-gps</text:p>
      <text:p text:style-name="Standard"><text:tab/>-texte</text:p>
      <text:p text:style-name="Standard"><text:tab/>-(peut-être un mp3 qu'on pourra convertir en texte à partir d'un API Google)</text:p>
      <text:p text:style-name="Standard"/>
      <text:p text:style-name="Standard">Quand on fait une recherche par mot : il faut faire apparaître les Events qui contiennent le plus d'occurrence de ce mot (et pas tous les events qui possèdent ce mot en description) </text:p>
      <text:p text:style-name="Standard"/>
      <text:p text:style-name="Standard">Itération1 :</text:p>
      <text:p text:style-name="Standard"><text:tab/>1 BD</text:p>
      <text:p text:style-name="Standard"><text:tab/>1 interrogation multi-critères de la BD</text:p>
      <text:p text:style-name="Standard"><text:tab/>Faire un truc moche (comme dans le cours PHP)</text:p>
      <text:p text:style-name="Standard"><text:tab/>Apprendre à utiliser l'API Google 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32:37.64</meta:creation-date>
    <dc:date>2017-10-23T10:15:30.45</dc:date>
    <meta:editing-duration>PT19M28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12" meta:word-count="78" meta:character-count="439"/>
  </office:meta>
</office:document-meta>
</file>